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 style:font-name-asian="Calibri" style:font-name-complex="Calibri"/>
    </style:style>
    <style:style style:name="T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" style:parent-style-name="Fuentedepárrafopredeter." style:family="text">
      <style:text-properties style:font-name="Calibri" style:font-name-asian="Calibri" style:font-name-complex="Calibri"/>
    </style:style>
    <style:style style:name="T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anguage="es"/>
    </style:style>
    <style:style style:name="T6" style:parent-style-name="Fuentedepárrafopredeter." style:family="text">
      <style:text-properties style:font-name="Calibri" style:font-name-asian="Calibri" style:font-name-complex="Calibri"/>
    </style:style>
    <style:style style:name="T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anguage="es"/>
    </style:style>
    <style:style style:name="T8" style:parent-style-name="Fuentedepárrafopredeter." style:family="text">
      <style:text-properties style:font-name="Calibri" style:font-name-asian="Calibri" style:font-name-complex="Calibri"/>
    </style:style>
    <style:style style:name="T9" style:parent-style-name="Fuentedepárrafopredeter." style:family="text">
      <style:text-properties style:font-name="Calibri" style:font-name-asian="Calibri" style:font-name-complex="Calibri"/>
    </style:style>
    <style:style style:name="T10" style:parent-style-name="Fuentedepárrafopredeter." style:family="text">
      <style:text-properties style:font-name="Calibri" style:font-name-asian="Calibri" style:font-name-complex="Calibri" fo:language="es"/>
    </style:style>
    <style:style style:name="T1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anguage="es"/>
    </style:style>
    <style:style style:name="T12" style:parent-style-name="Fuentedepárrafopredeter." style:family="text">
      <style:text-properties style:font-name="Calibri" style:font-name-asian="Calibri" style:font-name-complex="Calibri" fo:language="es"/>
    </style:style>
    <style:style style:name="T13" style:parent-style-name="Fuentedepárrafopredeter." style:family="text">
      <style:text-properties style:font-name="Calibri" style:font-name-asian="Calibri" style:font-name-complex="Calibri" fo:language="es"/>
    </style:style>
    <style:style style:name="T14" style:parent-style-name="Fuentedepárrafopredeter." style:family="text">
      <style:text-properties style:font-name="Calibri" style:font-name-asian="Calibri" style:font-name-complex="Calibri" fo:language="es"/>
    </style:style>
    <style:style style:name="T15" style:parent-style-name="Fuentedepárrafopredeter." style:family="text">
      <style:text-properties style:font-name="Calibri" style:font-name-asian="Calibri" style:font-name-complex="Calibri" fo:language="es"/>
    </style:style>
    <style:style style:name="T16" style:parent-style-name="Fuentedepárrafopredeter." style:family="text">
      <style:text-properties style:font-name="Calibri" style:font-name-asian="Calibri" style:font-name-complex="Calibri" fo:language="es"/>
    </style:style>
    <style:style style:name="T1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anguage="es"/>
    </style:style>
    <style:style style:name="T18" style:parent-style-name="Fuentedepárrafopredeter." style:family="text">
      <style:text-properties style:font-name="Calibri" style:font-name-asian="Calibri" style:font-name-complex="Calibri" fo:language="es"/>
    </style:style>
    <style:style style:name="T19" style:parent-style-name="Fuentedepárrafopredeter." style:family="text">
      <style:text-properties style:font-name="Calibri" style:font-name-asian="Calibri" style:font-name-complex="Calibri" fo:language="es"/>
    </style:style>
    <style:style style:name="T2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anguage="es"/>
    </style:style>
    <style:style style:name="T21" style:parent-style-name="Fuentedepárrafopredeter." style:family="text">
      <style:text-properties style:font-name="Calibri" style:font-name-asian="Calibri" style:font-name-complex="Calibri" fo:language="es"/>
    </style:style>
  </office:automatic-styles>
  <office:body>
    <office:text text:use-soft-page-breaks="true">
      <text:p text:style-name="P1">PODCAST. Por Paco Aldarias.<text:s/></text:p>
      <text:p text:style-name="Normal">TEMA 3 PARTE 3 PRESENTACIONES</text:p>
      <text:p text:style-name="Normal">Las<text:s/>presentaciones son aplicaciones que vienen en programas ofimáticas que ayuda a explicar contenidos.<text:s/></text:p>
      <text:p text:style-name="Normal"><text:span text:style-name="T2">Las presentaciones digitales son archivos multimedia constituidos por páginas especiales denominadas<text:s/></text:span><text:span text:style-name="T3">diapositivas</text:span><text:span text:style-name="T4">, que pueden contener diversa información, como textos, gráficos, fotografías, música y vídeo. Su finalidad es la de ayudar a la exposición de un tema o idea ante un grupo de personas de modo que ésta sea más amena y participativa.</text:span></text:p>
      <text:p text:style-name="Normal">Las aplicaciones de escritorio, para presentaciones más importantes son powerpoint <text:s/>de<text:s/>Microsoft,<text:s/>libreoffice impres.</text:p>
      <text:p text:style-name="Normal">Las<text:s/>presentaciones on-line,<text:s/>más importantes son<text:s/>powerpoint de office 365.<text:s/>Slide de google.<text:s/>A difererncia de las aplicaciones de escritorio, estas se graban en la nube y permite trabajo colaborativo, es decir, pueden trabajar varias personas al mismo tiempo.</text:p>
      <text:p text:style-name="Normal">Una presentación está formada<text:s/>por un conjunto de diapositivas. El paso de una diapositiva a otra se llama transición.</text:p>
      <text:p text:style-name="Normal">Existen otras aplicaciones que pueden usarse como presentación tales como<text:s/>Canva, Sway, Genially, Scribe.</text:p>
      <text:p text:style-name="Normal">Canva<text:span text:style-name="T5"><text:s text:c="2"/>es una aplicación web</text:span><text:s/><text:s/>el cual contiene muchas plantillas o documentos ya elaborados y sólo hay que cambiar<text:s/>los<text:s/>textos.<text:s/></text:p>
      <text:p text:style-name="Normal"><text:span text:style-name="T6">Sway<text:s/></text:span><text:span text:style-name="T7">es una aplicación web</text:span><text:span text:style-name="T8"><text:s/></text:span><text:span text:style-name="T9"><text:s/>de la suite ofimática Office 365 diseñada por Microsoft para la creación de presentaciones web interactivas, compatible en múltiples dispositivos y nubes. Esta herramienta permite la inserción de una gran variedad de contenido, ya sea videos, imágenes, clips de audio, mapas, tweets, gráficos, contenidos web, etc.</text:span></text:p>
      <text:p text:style-name="Normal"><text:span text:style-name="T10">Algor<text:s/></text:span><text:span text:style-name="T11">es una aplicación web para crear mapas mentales en línea con ayuda de la IA</text:span><text:span text:style-name="T12">. En Algor puedes crear mapas conceptuales y resúmenes automáticamente a partir de textos y fotos en diferentes idiomas.<text:s/></text:span><text:span text:style-name="T13"><text:s/>Es de pago.</text:span></text:p>
      <text:p text:style-name="Normal"><text:span text:style-name="T14">Genia</text:span><text:span text:style-name="T15">l</text:span><text:span text:style-name="T16">y es<text:s/></text:span><text:span text:style-name="T17">una aplicación web <text:s/>que permite crear contenidos interactivos como imágenes, infografías, presentaciones, micrositios, catálogos, mapas, entre otros</text:span><text:span text:style-name="T18">, los cuales pueden ser dotados con efectos interactivos y animaciones. Es de pago.</text:span></text:p>
      <text:p text:style-name="Normal"><text:span text:style-name="T19">Scribe es una<text:s/></text:span><text:span text:style-name="T20">herramienta de documentación y captura de pantalla</text:span><text:span text:style-name="T21">. Registra procesos para generar automáticamente guías con el paso a paso. Éstas guías incluyen texto y capturas de pantalla. Es gratui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DARIAS RAYA, FRANCISCO</meta:initial-creator>
    <dc:creator>ALDARIAS RAYA, FRANCISCO</dc:creator>
    <meta:creation-date>2023-11-28T16:21:00Z</meta:creation-date>
    <dc:date>2023-11-28T16:21:00Z</dc:date>
    <meta:template xlink:href="Normal.dotm" xlink:type="simple"/>
    <meta:editing-cycles>1</meta:editing-cycles>
    <meta:editing-duration>PT0S</meta:editing-duration>
    <meta:document-statistic meta:page-count="1" meta:paragraph-count="4" meta:word-count="344" meta:character-count="2236" meta:row-count="15" meta:non-whitespace-character-count="1896"/>
  </office:meta>
</office:document-meta>
</file>